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f9d7b" officeooo:paragraph-rsid="000f9d7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ab54e" officeooo:paragraph-rsid="00143fa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f65e5" officeooo:paragraph-rsid="000f65e5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c2d73" officeooo:paragraph-rsid="000c2d73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e5a8d" officeooo:paragraph-rsid="000e5a8d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3ed39" officeooo:paragraph-rsid="0013ed39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911a6" officeooo:paragraph-rsid="001911a6" style:font-weight-asian="normal" style:font-weight-complex="normal"/>
    </style:style>
    <style:style style:name="P8" style:family="paragraph" style:parent-style-name="Standard">
      <style:text-properties officeooo:rsid="000ab54e" officeooo:paragraph-rsid="000ae465"/>
    </style:style>
    <style:style style:name="T1" style:family="text">
      <style:text-properties officeooo:rsid="000caa56"/>
    </style:style>
    <style:style style:name="T2" style:family="text">
      <style:text-properties officeooo:rsid="000e5a8d"/>
    </style:style>
    <style:style style:name="T3" style:family="text">
      <style:text-properties officeooo:rsid="001205c2"/>
    </style:style>
    <style:style style:name="T4" style:family="text">
      <style:text-properties officeooo:rsid="001404df"/>
    </style:style>
    <style:style style:name="T5" style:family="text">
      <style:text-properties officeooo:rsid="00143fa3"/>
    </style:style>
    <style:style style:name="T6" style:family="text">
      <style:text-properties officeooo:rsid="001911a6"/>
    </style:style>
    <style:style style:name="T7" style:family="text">
      <style:text-properties officeooo:rsid="001a833d"/>
    </style:style>
    <style:style style:name="T8" style:family="text">
      <style:text-properties officeooo:rsid="001aa1f1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0ae46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9">ASSIGNMENT </text:span><text:span text:style-name="T10">2</text:span><text:span text:style-name="T9">:</text:span></text:p>
      <text:p text:style-name="P4"><text:span text:style-name="T6">()</text:span>B2: Report Evaluating Client Interactions <text:span text:style-name="T1">(</text:span><text:span text:style-name="T2">Just </text:span><text:span text:style-name="T1">After Final Client Session)</text:span></text:p>
      <text:p text:style-name="P5"><text:span text:style-name="T6">()</text:span>B3: <text:span text:style-name="T3">Self and Peer Assessment 2</text:span></text:p>
      <text:p text:style-name="P6"><text:span text:style-name="T6">()</text:span>B5: Team Poster <text:span text:style-name="T4">(with products developed)</text:span></text:p>
      <text:p text:style-name="P5"/>
      <text:p text:style-name="P3">Single</text:p>
      <text:p text:style-name="P2">ASSIGNMENT <text:span text:style-name="T5">3</text:span>:</text:p>
      <text:p text:style-name="P7">B1: <text:span text:style-name="T7">Individual Reflection </text:span></text:p>
      <text:p text:style-name="P7">B2: <text:span text:style-name="T8">W</text:span><text:span text:style-name="T7">eekly Reflection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f9d7b" officeooo:paragraph-rsid="000f9d7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Written on week 3, stuff to do / star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2:07:14.811770660</meta:creation-date>
    <dc:date>2025-04-22T15:55:47.368960055</dc:date>
    <meta:editing-duration>PT21M44S</meta:editing-duration>
    <meta:editing-cycles>29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42" meta:character-count="270" meta:non-whitespace-character-count="236"/>
  </office:meta>
</office:document-meta>
</file>